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Fsw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>
          <table:table-cell office:value-type="string" calcext:value-type="string">
            <text:p>LIR</text:p>
          </table:table-cell>
          <table:table-cell table:style-name="ce1" office:value-type="percentage" office:value="0.1" calcext:value-type="percentage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R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B2]*[.B5]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Vo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string" calcext:value-type="string">
            <text:p>I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table:style-name="ce1" table:formula="of:=[.B2]/[.B1]" office:value-type="percentage" office:value="0.5" calcext:value-type="percentage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in</text:p>
          </table:table-cell>
          <table:table-cell table:style-name="ce2" table:formula="of:=([.B1]-[.B2])*[.B10]/[.B4]/[.B7]/[.B3]*1000" office:value-type="float" office:value="53.1914893617021" calcext:value-type="float">
            <text:p>53.2</text:p>
          </table:table-cell>
          <table:table-cell office:value-type="string" calcext:value-type="string">
            <text:p>µH</text:p>
          </table:table-cell>
          <table:table-cell/>
        </table:table-row>
        <table:table-row table:style-name="ro1">
          <table:table-cell office:value-type="string" calcext:value-type="string">
            <text:p>Ipk</text:p>
          </table:table-cell>
          <table:table-cell table:style-name="ce2" table:formula="of:=[.B7]+[.B7]*[.B4]/2" office:value-type="float" office:value="6.3" calcext:value-type="float">
            <text:p>6.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Cmin(CVR)</text:p>
          </table:table-cell>
          <table:table-cell table:style-name="ce2" table:formula="of:=[.B7]*[.B4]/8/[.B3]/[.B5]/[.B2]*1000" office:value-type="float" office:value="33.2446808510638" calcext:value-type="float">
            <text:p>33.2</text:p>
          </table:table-cell>
          <table:table-cell office:value-type="string" calcext:value-type="string">
            <text:p>µF</text:p>
          </table:table-cell>
          <table:table-cell/>
        </table:table-row>
        <table:table-row table:style-name="ro1">
          <table:table-cell office:value-type="string" calcext:value-type="string">
            <text:p>Cmin(Vov)</text:p>
          </table:table-cell>
          <table:table-cell table:style-name="ce2" table:formula="of:=[.B11]*[.B12]*[.B12]/(([.B6]/1000+[.B2])^2-[.B2]*[.B2])" office:value-type="float" office:value="1755.65090458705" calcext:value-type="float">
            <text:p>1755.7</text:p>
          </table:table-cell>
          <table:table-cell office:value-type="string" calcext:value-type="string">
            <text:p>µ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07:38:02.055011964</meta:creation-date>
    <dc:date>2021-06-12T12:59:06.806045243</dc:date>
    <meta:editing-duration>PT5H10M54S</meta:editing-duration>
    <meta:editing-cycles>1</meta:editing-cycles>
    <meta:document-statistic meta:table-count="1" meta:cell-count="34" meta:object-count="0"/>
    <meta:generator>LibreOffice/6.4.6.2$Linux_X86_64 LibreOffice_project/40$Build-2</meta:generator>
  </office:meta>
</office:document-meta>
</file>